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3b257" officeooo:paragraph-rsid="0014aaa2" style:font-size-asian="18pt" style:font-size-complex="18pt"/>
    </style:style>
    <style:style style:name="P2" style:family="paragraph" style:parent-style-name="Standard">
      <style:text-properties officeooo:paragraph-rsid="0014aaa2"/>
    </style:style>
    <style:style style:name="T1" style:family="text">
      <style:text-properties fo:font-size="18pt" officeooo:rsid="0013b2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第一步是用git add把文件添加进去，实际上就是把文件修改添加到暂存区；</text:span></text:p>
      <text:p text:style-name="P2"><text:span text:style-name="T1"><text:tab/>第二步是用git commit提交更改，实际上就是把暂存区的所有内容提交到当前分支。</text:span></text:p>
      <text:p text:style-name="P1">因为我们创建Git版本库时，Git自动为我们创建了唯一一个master分支，所以，现在，git commit就是往master分支上提交更改。</text:p>
      <text:p text:style-name="P1">你可以简单理解为，需要提交的文件修改通通放到暂存区，然后，一次性提交暂存区的所有修改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9:26:58.439945144</meta:creation-date>
    <dc:date>2019-06-07T19:27:50.709477053</dc:date>
    <meta:editing-duration>PT52S</meta:editing-duration>
    <meta:editing-cycles>1</meta:editing-cycles>
    <meta:document-statistic meta:table-count="0" meta:image-count="0" meta:object-count="0" meta:page-count="1" meta:paragraph-count="4" meta:word-count="158" meta:character-count="194" meta:non-whitespace-character-count="190"/>
    <meta:generator>LibreOffice/6.0.7.3$Linux_X86_64 LibreOffice_project/00m0$Build-3</meta:generator>
  </office:meta>
</office:document-meta>
</file>